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9000001402969965B1463EF5D.png" manifest:media-type="image/png"/>
  <manifest:file-entry manifest:full-path="Pictures/10000000000002B80000021AE0FB5B6488A5B4AD.png" manifest:media-type="image/png"/>
  <manifest:file-entry manifest:full-path="Pictures/1000020100000210000001C999E672F0A72E657E.png" manifest:media-type="image/png"/>
  <manifest:file-entry manifest:full-path="Pictures/10000000000001D7000000499E4AE1FC73A468F1.png" manifest:media-type="image/png"/>
  <manifest:file-entry manifest:full-path="Pictures/10000000000004120000022D26BA2D7FA44155B1.png" manifest:media-type="image/png"/>
  <manifest:file-entry manifest:full-path="Pictures/100000000000047600000191F5CE585943D1617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aco" svg:font-family="Monaco, monacoregular, 'courier new', monospace"/>
    <style:font-face style:name="OpenSans-Regular" svg:font-family="OpenSans-Regular, Georgia, 'Times New Roman', Times, serif"/>
    <style:font-face style:name="sans-serif" svg:font-family="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2">
      <style:text-properties officeooo:rsid="00285ab2" officeooo:paragraph-rsid="00285ab2"/>
    </style:style>
    <style:style style:name="P2" style:family="paragraph" style:parent-style-name="Mi_5f_ejemplo">
      <style:text-properties fo:color="#000000" style:font-name="Liberation Mono"/>
    </style:style>
    <style:style style:name="P3" style:family="paragraph" style:parent-style-name="Mi_5f_ejemplo">
      <style:text-properties fo:font-size="11pt" style:font-size-asian="11pt" style:font-size-complex="11pt"/>
    </style:style>
    <style:style style:name="P4" style:family="paragraph" style:parent-style-name="Mi_5f_ejemplo">
      <style:text-properties fo:font-size="12pt" style:font-size-asian="12pt" style:font-size-complex="12pt"/>
    </style:style>
    <style:style style:name="P5" style:family="paragraph" style:parent-style-name="Mi_5f_ejemplo">
      <style:paragraph-properties fo:margin-top="0cm" fo:margin-bottom="0cm" loext:contextual-spacing="false"/>
    </style:style>
    <style:style style:name="P6" style:family="paragraph" style:parent-style-name="Mi_5f_ejemplo">
      <style:paragraph-properties fo:margin-top="0cm" fo:margin-bottom="0cm" loext:contextual-spacing="false"/>
      <style:text-properties officeooo:paragraph-rsid="002a125d"/>
    </style:style>
    <style:style style:name="P7" style:family="paragraph" style:parent-style-name="Mi_5f_ejemplo">
      <style:paragraph-properties fo:margin-top="0cm" fo:margin-bottom="0cm" loext:contextual-spacing="false"/>
      <style:text-properties officeooo:rsid="002a125d" officeooo:paragraph-rsid="002a125d"/>
    </style:style>
    <style:style style:name="P8" style:family="paragraph" style:parent-style-name="Footnote">
      <style:paragraph-properties fo:margin-left="0cm" fo:margin-right="0cm" fo:text-align="justify" style:justify-single-word="false" fo:orphans="2" fo:widows="2" fo:text-indent="0cm" style:auto-text-indent="false"/>
      <style:text-properties fo:font-size="8pt" style:font-size-asian="8pt" style:font-size-complex="8pt"/>
    </style:style>
    <style:style style:name="P9" style:family="paragraph" style:parent-style-name="Standard">
      <style:text-properties fo:font-size="8pt" officeooo:paragraph-rsid="00138677" style:font-size-asian="8pt" style:font-size-complex="8pt"/>
    </style:style>
    <style:style style:name="P10" style:family="paragraph" style:parent-style-name="Mi_5f_lista" style:list-style-name="L2"/>
    <style:style style:name="P11" style:family="paragraph" style:parent-style-name="Mi_5f_lista" style:list-style-name="L3"/>
    <style:style style:name="P12" style:family="paragraph" style:parent-style-name="Mi_5f_lista" style:list-style-name="L4"/>
    <style:style style:name="P13" style:family="paragraph" style:parent-style-name="Mi_5f_lista" style:list-style-name="L6"/>
    <style:style style:name="P14" style:family="paragraph" style:parent-style-name="Mi_5f_lista" style:list-style-name="L6">
      <style:text-properties officeooo:paragraph-rsid="001e457c"/>
    </style:style>
    <style:style style:name="P15" style:family="paragraph" style:parent-style-name="Mi_5f_lista">
      <style:text-properties officeooo:paragraph-rsid="001e457c"/>
    </style:style>
    <style:style style:name="P16" style:family="paragraph" style:parent-style-name="Mi_5f_lista" style:list-style-name="L7">
      <style:text-properties officeooo:rsid="002423f5" officeooo:paragraph-rsid="002423f5"/>
    </style:style>
    <style:style style:name="P17" style:family="paragraph" style:parent-style-name="Mi_5f_lista">
      <style:text-properties officeooo:rsid="002423f5" officeooo:paragraph-rsid="002423f5"/>
    </style:style>
    <style:style style:name="P18" style:family="paragraph" style:parent-style-name="Mi_5f_lista" style:list-style-name="L8"/>
    <style:style style:name="P19" style:family="paragraph" style:parent-style-name="Mi_5f_lista">
      <style:text-properties officeooo:rsid="0025ae60" officeooo:paragraph-rsid="0025ae60"/>
    </style:style>
    <style:style style:name="P20" style:family="paragraph" style:parent-style-name="Mi_5f_lista" style:list-style-name="L9"/>
    <style:style style:name="P21" style:family="paragraph" style:parent-style-name="Text_20_body">
      <style:text-properties officeooo:rsid="0016414c" officeooo:paragraph-rsid="0016414c"/>
    </style:style>
    <style:style style:name="P22" style:family="paragraph" style:parent-style-name="Text_20_body">
      <style:text-properties officeooo:rsid="0017f19b" officeooo:paragraph-rsid="0017f19b"/>
    </style:style>
    <style:style style:name="P23" style:family="paragraph" style:parent-style-name="Text_20_body">
      <style:text-properties officeooo:rsid="00187527" officeooo:paragraph-rsid="00187527"/>
    </style:style>
    <style:style style:name="P24" style:family="paragraph" style:parent-style-name="Text_20_body">
      <style:text-properties officeooo:rsid="0018eb3d" officeooo:paragraph-rsid="0018eb3d"/>
    </style:style>
    <style:style style:name="P25" style:family="paragraph" style:parent-style-name="Text_20_body">
      <style:text-properties officeooo:rsid="001c6a33" officeooo:paragraph-rsid="001c6a33"/>
    </style:style>
    <style:style style:name="P26" style:family="paragraph" style:parent-style-name="Text_20_body">
      <style:text-properties fo:font-weight="normal" officeooo:rsid="001c6a33" officeooo:paragraph-rsid="001c6a33" style:font-weight-asian="normal" style:font-weight-complex="normal"/>
    </style:style>
    <style:style style:name="P27" style:family="paragraph" style:parent-style-name="Text_20_body">
      <style:text-properties fo:font-style="italic" officeooo:rsid="001c6a33" officeooo:paragraph-rsid="001c6a33" style:font-style-asian="italic" style:font-style-complex="italic"/>
    </style:style>
    <style:style style:name="P28" style:family="paragraph" style:parent-style-name="Text_20_body">
      <style:text-properties officeooo:rsid="001c8511" officeooo:paragraph-rsid="001c8511"/>
    </style:style>
    <style:style style:name="P29" style:family="paragraph" style:parent-style-name="Text_20_body">
      <style:text-properties officeooo:rsid="001f7c21" officeooo:paragraph-rsid="001f7c21"/>
    </style:style>
    <style:style style:name="P30" style:family="paragraph" style:parent-style-name="Text_20_body">
      <style:text-properties officeooo:rsid="00216556" officeooo:paragraph-rsid="00216556"/>
    </style:style>
    <style:style style:name="P31" style:family="paragraph" style:parent-style-name="Text_20_body">
      <style:text-properties officeooo:rsid="002265e2" officeooo:paragraph-rsid="002265e2"/>
    </style:style>
    <style:style style:name="P32" style:family="paragraph" style:parent-style-name="Text_20_body">
      <style:text-properties officeooo:rsid="002423f5" officeooo:paragraph-rsid="002423f5"/>
    </style:style>
    <style:style style:name="P33" style:family="paragraph" style:parent-style-name="Text_20_body">
      <style:text-properties officeooo:paragraph-rsid="00285ab2"/>
    </style:style>
    <style:style style:name="P34" style:family="paragraph" style:parent-style-name="Text_20_body">
      <style:text-properties officeooo:rsid="002a125d" officeooo:paragraph-rsid="002a125d"/>
    </style:style>
    <style:style style:name="P35" style:family="paragraph" style:parent-style-name="Text_20_body">
      <style:text-properties officeooo:rsid="002a6f64" officeooo:paragraph-rsid="002a6f64"/>
    </style:style>
    <style:style style:name="P36" style:family="paragraph" style:parent-style-name="Text_20_body">
      <style:paragraph-properties fo:margin-top="0.275cm" fo:margin-bottom="0.275cm" loext:contextual-spacing="false" fo:text-align="justify" style:justify-single-word="false"/>
    </style:style>
    <style:style style:name="P37" style:family="paragraph" style:parent-style-name="Text_20_body" style:list-style-name="L1">
      <style:paragraph-properties fo:margin-top="0.275cm" fo:margin-bottom="0.275cm" loext:contextual-spacing="false" fo:text-align="justify" style:justify-single-word="false"/>
    </style:style>
    <style:style style:name="P38" style:family="paragraph" style:parent-style-name="Heading_20_1">
      <style:text-properties officeooo:rsid="0016414c"/>
    </style:style>
    <style:style style:name="T1" style:family="text">
      <style:text-properties officeooo:rsid="00124f26"/>
    </style:style>
    <style:style style:name="T2" style:family="text">
      <style:text-properties officeooo:rsid="00138677"/>
    </style:style>
    <style:style style:name="T3" style:family="text">
      <style:text-properties fo:font-variant="normal" fo:text-transform="none" fo:color="#222222" style:font-name="sans-serif" fo:letter-spacing="normal" fo:font-style="normal" fo:font-weight="normal"/>
    </style:style>
    <style:style style:name="T4" style:family="text">
      <style:text-properties fo:font-variant="normal" fo:text-transform="none" fo:color="#222222" style:font-name="sans-serif" fo:letter-spacing="normal" fo:font-style="normal" fo:font-weight="normal" officeooo:rsid="0017f19b"/>
    </style:style>
    <style:style style:name="T5" style:family="text">
      <style:text-properties fo:font-variant="normal" fo:text-transform="none" fo:color="#222222" style:font-name="sans-serif" fo:letter-spacing="normal" fo:font-style="normal" fo:font-weight="bold"/>
    </style:style>
    <style:style style:name="T6" style:family="text">
      <style:text-properties fo:font-variant="normal" fo:text-transform="none" fo:letter-spacing="normal"/>
    </style:style>
    <style:style style:name="T7" style:family="text">
      <style:text-properties fo:font-variant="normal" fo:text-transform="none" fo:font-size="9pt" fo:letter-spacing="normal" fo:font-style="normal" fo:font-weight="bold"/>
    </style:style>
    <style:style style:name="T8" style:family="text">
      <style:text-properties fo:font-variant="normal" fo:text-transform="none" fo:font-size="9pt" fo:letter-spacing="normal" fo:font-style="normal" fo:font-weight="bold" officeooo:rsid="001c8511"/>
    </style:style>
    <style:style style:name="T9" style:family="text">
      <style:text-properties fo:font-weight="bold" officeooo:rsid="001c8511" style:font-weight-asian="bold" style:font-weight-complex="bold"/>
    </style:style>
    <style:style style:name="T10" style:family="text">
      <style:text-properties officeooo:rsid="0016159a"/>
    </style:style>
    <style:style style:name="T11" style:family="text">
      <style:text-properties officeooo:rsid="0017f19b"/>
    </style:style>
    <style:style style:name="T12" style:family="text">
      <style:text-properties officeooo:rsid="00195fdd"/>
    </style:style>
    <style:style style:name="T13" style:family="text">
      <style:text-properties officeooo:rsid="001c8511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officeooo:rsid="001e457c"/>
    </style:style>
    <style:style style:name="T16" style:family="text">
      <style:text-properties officeooo:rsid="002423f5"/>
    </style:style>
    <style:style style:name="T17" style:family="text">
      <style:text-properties text:display="none"/>
    </style:style>
    <style:style style:name="T18" style:family="text">
      <style:text-properties officeooo:rsid="002a125d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.199cm" fo:margin-right="0.199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shadow="#808080 0.18cm 0.18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erechos de propiedad intelectual</text:h>
      <text:p text:style-name="P36">La propiedad intelectual otorga <text:span text:style-name="T1">a sus poseedores legales una <text:s/>serie </text:span>de <text:span text:style-name="T1">reconocimientos y derechos reservados sobre </text:span><text:s/><text:span text:style-name="T1">invenciones, obras literarias, artísticas, símbolos, imágenes, …</text:span> <text:span text:style-name="T1">entre los que destacan:</text:span></text:p>
      <text:list xml:id="list55493295" text:style-name="L1">
        <text:list-item>
          <text:p text:style-name="P37">Reproducir y copiar.</text:p>
        </text:list-item>
        <text:list-item>
          <text:p text:style-name="P37">Colgar en internet.</text:p>
        </text:list-item>
        <text:list-item>
          <text:p text:style-name="P37">Modificar para crear una nueva desde la original.</text:p>
        </text:list-item>
        <text:list-item>
          <text:p text:style-name="P37">Transferir a otras personas.</text:p>
        </text:list-item>
      </text:list>
      <text:h text:style-name="Heading_20_1" text:outline-level="1">Derechos de autor.</text:h>
      <text:p text:style-name="P36">A la hora de utilizar material <text:span text:style-name="T2">que </text:span>no hemos realizado nosotros debemos ser conscientes de que disponemos de los permisos necesarios para ello. <text:span text:style-name="T2">Los derechos del autor expiran a los 50 años de la muerte del autor en España y Europa y pasan a ser de dominio público</text:span><text:span text:style-name="T2"><text:note text:id="ftn1" text:note-class="footnote"><text:note-citation>1</text:note-citation><text:note-body><text:p text:style-name="P9"><text:span text:style-name="T3">El </text:span><text:span text:style-name="T5">dominio público </text:span><text:span text:style-name="T3">engloba el patrimonio intelectual que está libre de toda exclusividad en su acceso y utilización</text:span></text:p></text:note-body></text:note></text:span><text:span text:style-name="T2">.</text:span></text:p>
      <text:p text:style-name="P36">Hay que tener en cuenta también que el contenido de dominio público <text:s/>lo podemos utilizar sin restricciones, siempre que respetemos la integridad de la obra y el reconocimiento del autor de esta.</text:p>
      <text:h text:style-name="Heading_20_1" text:outline-level="1">Licencias copyleft</text:h>
      <text:p text:style-name="P36"><draw:frame draw:style-name="fr2" draw:name="Imagen1" text:anchor-type="paragraph" svg:x="9.054cm" svg:y="0.201cm" svg:width="8.645cm" svg:height="7.482cm" draw:z-index="0"><draw:image xlink:href="Pictures/1000020100000210000001C999E672F0A72E657E.png" xlink:type="simple" xlink:show="embed" xlink:actuate="onLoad" loext:mime-type="image/x-vclgraphic"/></draw:frame>Las licencias copyleft <text:s/>siempre reconocen al autor de la obra y tienen la característica de que el autor puede indicar que derechos se reserva y cuales no. Son conocidas también como licencias Creative Commons o con sus abreviaturas CC.</text:p>
      <text:p text:style-name="P36">Las seis combinaciones posibles dan lugar a los seis tipos de licencias CC.</text:p>
      <text:p text:style-name="P36">Par indicar el tipo de licencia CC que puede tener nuestra página o creación podemos utilizar <text:s/>varias formas para indicarlos, en la web de CC hay una herramienta para la creación de las licencias.</text:p>
      <text:h text:style-name="Heading_20_2" text:outline-level="2"><text:soft-page-break/>Añadir la licencia.</text:h>
      <text:p text:style-name="Text_20_body"><text:span text:style-name="T10">Podemos crear una licencia en esta dirección </text:span><text:a xlink:type="simple" xlink:href="https://creativecommons.org/choose/#metadata" text:style-name="Internet_20_link" text:visited-style-name="Visited_20_Internet_20_Link">https://creativecommons.org/choose/#metadata</text:a> </text:p>
      <text:p text:style-name="Text_20_body"><draw:frame draw:style-name="fr3" draw:name="Imagen2" text:anchor-type="paragraph" svg:x="0.071cm" svg:y="0.379cm" svg:width="9.301cm" svg:height="3.267cm" draw:z-index="1"><draw:image xlink:href="Pictures/100000000000047600000191F5CE585943D1617D.png" xlink:type="simple" xlink:show="embed" xlink:actuate="onLoad" loext:mime-type="image/x-vclgraphic"/></draw:frame><draw:frame draw:style-name="fr3" draw:name="Imagen3" text:anchor-type="paragraph" svg:x="0.134cm" svg:y="4.203cm" svg:width="9.432cm" svg:height="5.041cm" draw:z-index="2"><draw:image xlink:href="Pictures/10000000000004120000022D26BA2D7FA44155B1.png" xlink:type="simple" xlink:show="embed" xlink:actuate="onLoad" loext:mime-type="image/x-vclgraphic"/></draw:frame><draw:frame draw:style-name="fr3" draw:name="Imagen4" text:anchor-type="paragraph" svg:x="10.118cm" svg:y="0.504cm" svg:width="7.512cm" svg:height="5.807cm" draw:z-index="3"><draw:image xlink:href="Pictures/10000000000002B80000021AE0FB5B6488A5B4AD.png" xlink:type="simple" xlink:show="embed" xlink:actuate="onLoad" loext:mime-type="image/x-vclgraphic"/></draw:frame></text:p>
      <text:h text:style-name="P38" text:outline-level="1">Imágenes.</text:h>
      <text:p text:style-name="P21">Podemos utilizar diferentes tipos de formatos de imágenes en la web y hay que saber cual es el mejor formato y como convertir y optimizar sus características para mejorar <text:span text:style-name="T11">la experiencia del usuario, velocidad, calidad, …</text:span></text:p>
      <text:h text:style-name="Heading_20_2" text:outline-level="2">Formato GIF.</text:h>
      <text:p text:style-name="P22">Este formato <text:s/>tiene limitaciones en cuanto a la cantidad de colores. Entre sus características son:</text:p>
      <text:list xml:id="list53841142" text:style-name="L2">
        <text:list-item>
          <text:p text:style-name="P10">Utiliza compresión.</text:p>
        </text:list-item>
        <text:list-item>
          <text:p text:style-name="P10">Permite animaciones.</text:p>
        </text:list-item>
        <text:list-item>
          <text:p text:style-name="P10">Permite el entrelazado<text:note text:id="ftn0" text:note-class="footnote"><text:note-citation>2</text:note-citation><text:note-body><text:p text:style-name="P8"><text:span text:style-name="T3"><text:s/></text:span><text:span text:style-name="T4">M</text:span><text:span text:style-name="T3">étodo de codificación para </text:span><text:span text:style-name="T4">imágenes, </text:span><text:span text:style-name="T3">concebido para <text:s/>conexiones lentas, lo primero que se visualice sea una copia completa de la imagen aunque degradada </text:span><text:span text:style-name="T4">y poco a poco va añadiendo calidad.</text:span></text:p></text:note-body></text:note> </text:p>
        </text:list-item>
        <text:list-item>
          <text:p text:style-name="P10">Disponen de un máximo de 256 colores.</text:p>
        </text:list-item>
        <text:list-item>
          <text:p text:style-name="P10">Soporta transparencias.</text:p>
        </text:list-item>
      </text:list>
      <text:p text:style-name="P23">Se utiliza para imágenes con pocos colores o planos como son:</text:p>
      <text:list xml:id="list2929604399" text:style-name="L3">
        <text:list-item>
          <text:p text:style-name="P11">Logotipos.</text:p>
        </text:list-item>
        <text:list-item>
          <text:p text:style-name="P11"><text:soft-page-break/>Iconos.</text:p>
        </text:list-item>
        <text:list-item>
          <text:p text:style-name="P11">Gráficos.</text:p>
        </text:list-item>
      </text:list>
      <text:p text:style-name="P24">No se recomienda el uso de de gif animados, puede despistar al usuario en lo que realmente importa, aunque en presentaciones visuales sencillas se pueden utilizar.</text:p>
      <text:h text:style-name="Heading_20_2" text:outline-level="2">Herramienta <text:span text:style-name="T12">linea comando para crear un gif animado.</text:span></text:h>
      <text:p text:style-name="P25">Hay un gran número de herramientas que nos permiten crear gif animados, desde herramientas creadas para tal efecto como programas para trabajo con imágenes.</text:p>
      <text:h text:style-name="Heading_20_3" text:outline-level="3">Un ejemplo con ImageMagick.</text:h>
      <text:p text:style-name="P25">Es un conjunto de programas que nos permite manipular imágenes desde la línea de comandos. El ejemplo consiste en descargar tres fotos, los logotipos de html5, css3 y javascript en diferentes formatos jpg y png, así como tamaños diferentes también.</text:p>
      <text:list xml:id="list2233840296" text:style-name="L4">
        <text:list-item>
          <text:p text:style-name="P12">Convertiremos de jpg a png una de las imágenes.</text:p>
        </text:list-item>
        <text:list-item>
          <text:p text:style-name="P12">Crearemos un texto como imagen transparente para añadir al resto de imágenes.</text:p>
        </text:list-item>
        <text:list-item>
          <text:p text:style-name="P12">Crearemos un git animado con todas las imagenes.</text:p>
        </text:list-item>
        <text:list-item>
          <text:p text:style-name="P12">Instalación</text:p>
        </text:list-item>
      </text:list>
      <text:p text:style-name="P26">I<text:span text:style-name="T14">nstalamos desde el repositorio.</text:span></text:p>
      <text:p text:style-name="Mi_5f_ejemplo"><text:s/>sudo apt-get install imagemagick</text:p>
      <text:p text:style-name="P27">Descargamos tres fotos <text:span text:style-name="T13">el logo de html5, ccs3 y js</text:span></text:p>
      <text:p text:style-name="P28"><draw:frame draw:style-name="fr4" draw:name="Imagen5" text:anchor-type="paragraph" svg:width="12.462cm" svg:height="1.931cm" draw:z-index="4"><draw:image xlink:href="Pictures/10000000000001D7000000499E4AE1FC73A468F1.png" xlink:type="simple" xlink:show="embed" xlink:actuate="onLoad" loext:mime-type="image/x-vclgraphic"/></draw:frame></text:p>
      <text:p text:style-name="P28">Convertimos el jpeg a png</text:p>
      <text:p text:style-name="Mi_5f_ejemplo">mogrify <text:s/>-format png *.jpeg</text:p>
      <text:p text:style-name="P28">Convertimos todos los png a jpeg (no es necesario)</text:p>
      <text:p text:style-name="Mi_5f_ejemplo">mogrify <text:s/>-format jpeg *.png</text:p>
      <text:p text:style-name="P28">Convertimos todas las imágenes al mismo tamaño</text:p>
      <text:p text:style-name="P2"><text:soft-page-break/><text:span text:style-name="T7">mogrify</text:span><text:span text:style-name="T6"> </text:span><text:span text:style-name="T7">-resize</text:span><text:span text:style-name="T6"> </text:span><text:span text:style-name="T8">128x128</text:span><text:span text:style-name="T6"> *</text:span><text:span text:style-name="T7">.jpeg</text:span></text:p>
      <text:p text:style-name="P28">Creamos una imagen con un texto.</text:p>
      <text:p text:style-name="Mi_5f_ejemplo">convert -size 64x24 xc:transparent -pointsize 15 -fill red -annotate +4+20 'Ricardo' marca_agua.png</text:p>
      <text:p text:style-name="P29">o con efecto sombra</text:p>
      <text:p text:style-name="Mi_5f_ejemplo">convert -size 64x24 xc:transparent -pointsize 15 -fill red -annotate +4+20 'Ricardo' -fill lightgray -annotate +4+21 'Ricardo' marca_agua.png</text:p>
      <text:list xml:id="list2921260601" text:style-name="L6">
        <text:list-item>
          <text:p text:style-name="P13">size anchoxalto: tamaño de la imagen.</text:p>
        </text:list-item>
        <text:list-item>
          <text:p text:style-name="P13">xc color: especifica el color del fondo de la imagen, <text:span text:style-name="T15">o transparent para</text:span> transparente.</text:p>
        </text:list-item>
        <text:list-item>
          <text:p text:style-name="P13">font fuente: fuente, convert -list font <text:span text:style-name="T15">lista de funetes.</text:span></text:p>
        </text:list-item>
        <text:list-item>
          <text:p text:style-name="P13">pointsize numero : tamaño de la fuente.</text:p>
        </text:list-item>
        <text:list-item>
          <text:p text:style-name="P14">fill color : color del texto <text:span text:style-name="T15">y con </text:span>convert -list color para ver los colores.</text:p>
        </text:list-item>
        <text:list-item>
          <text:p text:style-name="P14"><text:span text:style-name="T13">annotate Xgradox+gradoYxdistanciaX</text:span><text:span text:style-name="T9">+</text:span><text:span text:style-name="T13">distanciaY: colocar texto dentro de la imagen, los dos primeros parámetros especifican el ángulo, (no especificamos grados, el texto horizontal), los otros dos <text:s/>para especificar la posición del texto dentro de la imagen.</text:span></text:p>
        </text:list-item>
        <text:list-item>
          <text:p text:style-name="P14"><text:span text:style-name="T15">Se pueden poner más insertar más de un texto en una imagen.</text:span></text:p>
        </text:list-item>
      </text:list>
      <text:p text:style-name="P15"/>
      <text:p text:style-name="P29">Añadimos la marca de agua a las imágenes.</text:p>
      <text:p text:style-name="Mi_5f_ejemplo">composite <text:s/>-gravity SouthWest <text:s/>marca_agua.png html5.png nuevo.png</text:p>
      <text:p text:style-name="P30">Para todos los ficheros png del directorio actual e hijos.</text:p>
      <text:p text:style-name="P4">find . -name "*.png" -type f -exec composite -gravity SouthWest marca_agua.png <text:s/>{} {} \;</text:p>
      <text:p text:style-name="P30">Por último creamos el gif animado con todo</text:p>
      <text:p text:style-name="Mi_5f_ejemplo">convert -delay 20 -loop 5 *.png mi_gif.gif</text:p>
      <text:p text:style-name="P31">Donde delay es el tiempo de cada imagen y loop el número de veces que se repite la animación, con 0 no para núnca.</text:p>
      <text:h text:style-name="Heading_20_3" text:outline-level="3">Formato JPEG</text:h>
      <text:p text:style-name="P32">Características:</text:p>
      <text:list xml:id="list1009217446" text:style-name="L7">
        <text:list-item>
          <text:p text:style-name="P16"><text:soft-page-break/>Soporta 24 bit’s de colores.</text:p>
        </text:list-item>
        <text:list-item>
          <text:p text:style-name="P16">Puede tener pérdida de calidad según la compresión.</text:p>
        </text:list-item>
        <text:list-item>
          <text:p text:style-name="P16">Soporta entrelazado.</text:p>
        </text:list-item>
        <text:list-item>
          <text:p text:style-name="P16">Calidad compresión (con perdida) muy buena.</text:p>
        </text:list-item>
      </text:list>
      <text:p text:style-name="P17"/>
      <text:h text:style-name="Heading_20_3" text:outline-level="3">Formato PNG</text:h>
      <text:p text:style-name="P32">Características:</text:p>
      <text:p text:style-name="P32">Es un formato creado para tener las ventajas de GIF y JPEG, ya que las se pueden configurar las características de cada imagen.</text:p>
      <text:list xml:id="list3952093838" text:style-name="L8">
        <text:list-item>
          <text:p text:style-name="P18">Soporte para imágenes con colores de 8bit.</text:p>
        </text:list-item>
        <text:list-item>
          <text:p text:style-name="P18">Soporta transparencias graduales <text:span text:style-name="T16">mediante canal alfa.</text:span></text:p>
        </text:list-item>
        <text:list-item>
          <text:p text:style-name="P18">Soporta compresión con perdida y sin perdida de compresión.</text:p>
        </text:list-item>
        <text:list-item>
          <text:p text:style-name="P18">Entrelazado.</text:p>
        </text:list-item>
      </text:list>
      <text:h text:style-name="Heading_20_3" text:outline-level="3">Resumen</text:h>
      <text:p text:style-name="Text_20_body"><draw:frame draw:style-name="fr1" draw:name="Marco1" text:anchor-type="paragraph" svg:width="14.954cm" draw:z-index="5"><draw:text-box fo:min-height="7.195cm"><text:p text:style-name="Caption"><draw:frame draw:style-name="fr5" draw:name="Imagen6" text:anchor-type="as-char" svg:width="14.954cm" style:rel-width="100%" svg:height="7.195cm" style:rel-height="scale" draw:z-index="6"><draw:image xlink:href="Pictures/1000000000000299000001402969965B1463EF5D.png" xlink:type="simple" xlink:show="embed" xlink:actuate="onLoad" loext:mime-type="image/x-vclgraphic"/></draw:frame><text:span text:style-name="T17"><text:line-break/></text:span>https://www.ideaconsulting.es/wp-content/uploads/2018/03/3Recurso-2.png</text:p></draw:text-box></draw:frame></text:p>
      <text:h text:style-name="Heading_20_2" text:outline-level="2">Mapas de bit e imágenes vectoriales.</text:h>
      <text:p text:style-name="P19"/>
      <text:list xml:id="list2188759794" text:style-name="L9">
        <text:list-item>
          <text:p text:style-name="P20">El mapa de bit no resulta apropiado para utilizar en la web por sus características.</text:p>
        </text:list-item>
        <text:list-item>
          <text:p text:style-name="P20">Los navegadores ya van dando soporte para imágenes vectoriales poco a poco.</text:p>
        </text:list-item>
      </text:list>
      <text:p text:style-name="Mi_5f_lista"/>
      <text:h text:style-name="Heading_20_2" text:outline-level="2"><text:soft-page-break/>Ejemplos con GIMP</text:h>
      <text:p text:style-name="Text_20_body"/>
      <text:h text:style-name="Heading_20_2" text:outline-level="2">Gráficos en HTML5.</text:h>
      <text:p text:style-name="P34">Vamos a poder utilizar cuatro tipos de gráficos que son GIF, PNG, JPEG y SVG, el último tipo se mostrará en la web de forma totalmente diferente de los otros tres. Para los tres primeros disponemos de dos etiquetas, img y figure.</text:p>
      <text:h text:style-name="Heading_20_3" text:outline-level="3">IMG</text:h>
      <text:p text:style-name="P3">&lt;img src="camino_imagen" alt="texto_no_esta disponible_y_accesibilidad" title="Título_imagen_pop"&gt;</text:p>
      <text:h text:style-name="Heading_20_2" text:outline-level="2">FIGURE</text:h>
      <text:p text:style-name="P35">Además de la imagen se añade un pie de imagen a esta etiqueta nueva, también se pueden añadir varias imágenes con un solo pie</text:p>
      <text:p text:style-name="P6"><text:s/><text:span text:style-name="T18">&lt;figure&gt;</text:span></text:p>
      <text:p text:style-name="P6"><text:tab/>&lt;img src="ruta_imagen" alt="Descripción Imagen"&gt;</text:p>
      <text:p text:style-name="P5"><text:tab/> <text:s text:c="7"/>&lt;figcaption&gt;</text:p>
      <text:p text:style-name="P5"><text:tab/> <text:s text:c="11"/>Pie imagen</text:p>
      <text:p text:style-name="P5"><text:tab/> <text:s text:c="7"/>&lt;/figcaption&gt;</text:p>
      <text:p text:style-name="P7">&lt;/figure&gt;</text:p>
      <text:h text:style-name="Heading_20_1" text:outline-level="1">Audio</text:h>
      <text:h text:style-name="P1" text:outline-level="2">Conversión</text:h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aco" svg:font-family="Monaco, monacoregular, 'courier new', monospace"/>
    <style:font-face style:name="OpenSans-Regular" svg:font-family="OpenSans-Regular, Georgia, 'Times New Roman', Times, serif"/>
    <style:font-face style:name="sans-serif" svg:font-family="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275cm" fo:margin-bottom="0.275cm" loext:contextual-spacing="false" fo:line-height="115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Mi_5f_lista" style:display-name="Mi_lista" style:family="paragraph" style:parent-style-name="Text_20_body">
      <style:paragraph-properties fo:margin-top="0cm" fo:margin-bottom="0.055cm" loext:contextual-spacing="false"/>
      <style:text-properties officeooo:rsid="0017f19b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Mi_5f_ejemplo" style:display-name="Mi_ejemplo" style:family="paragraph" style:parent-style-name="Text_20_body">
      <loext:graphic-properties draw:fill="solid" draw:fill-color="#fffbcc"/>
      <style:paragraph-properties fo:background-color="#fffbcc" fo:padding="0.049cm" fo:border="0.06pt solid #dddddd" style:shadow="#808080 0.18cm 0.18cm"/>
      <style:text-properties officeooo:rsid="001c6a33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5T18:41:52.694124293</meta:creation-date>
    <dc:date>2019-11-26T13:02:30.652819629</dc:date>
    <meta:editing-duration>PT14H45M26S</meta:editing-duration>
    <meta:editing-cycles>15</meta:editing-cycles>
    <meta:generator>LibreOffice/6.0.7.3$Linux_X86_64 LibreOffice_project/00m0$Build-3</meta:generator>
    <meta:document-statistic meta:table-count="0" meta:image-count="6" meta:object-count="0" meta:page-count="6" meta:paragraph-count="99" meta:word-count="991" meta:character-count="6257" meta:non-whitespace-character-count="5348"/>
  </office:meta>
</office:document-meta>
</file>